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zione dei domini (tipi personalizzati)</text:p>
      <text:p text:style-name="Standard"/>
      <text:p text:style-name="Standard">-- Dominio per il numero di telefono</text:p>
      <text:p text:style-name="Standard">CREATE DOMAIN phone_type AS VARCHAR(20)</text:p>
      <text:p text:style-name="Standard">CHECK (VALUE ~ '^[+][0-9]{1,3}[0-9]{4,14}$' OR VALUE ~ '^[0-9]{1,4}[-]?[0-9]{2,14}$');</text:p>
      <text:p text:style-name="Standard"/>
      <text:p text:style-name="Standard">-- Dominio per l'indirizzo email</text:p>
      <text:p text:style-name="Standard">CREATE DOMAIN email_type AS VARCHAR(255)</text:p>
      <text:p text:style-name="Standard">CHECK (VALUE ~ '^[A-Za-z0-9._%+-]+@[A-Za-z0-9.-]+\.[A-Za-z]{2,}$');</text:p>
      <text:p text:style-name="Standard"/>
      <text:p text:style-name="Standard">-- Dominio per la durata (tempo di durata in ore o minuti, come ad esempio 2 ore o 150 minuti)</text:p>
      <text:p text:style-name="Standard">CREATE DOMAIN durata_type AS INT</text:p>
      <text:p text:style-name="Standard">CHECK (VALUE &gt; 0); -- Durata deve essere positiva (in minuti)</text:p>
      <text:p text:style-name="Standard"/>
      <text:p text:style-name="Standard">-- Dominio per lo stato di una prenotazione</text:p>
      <text:p text:style-name="Standard">CREATE DOMAIN stato_type AS VARCHAR(20)</text:p>
      <text:p text:style-name="Standard">CHECK (VALUE IN ('Prenotata', 'Annullata', 'Completata', 'In attesa'));</text:p>
      <text:p text:style-name="Standard"/>
      <text:p text:style-name="Standard">-- Dominio per il tipo di trasporto</text:p>
      <text:p text:style-name="Standard">CREATE DOMAIN tipo_trasporto_type AS VARCHAR(50)</text:p>
      <text:p text:style-name="Standard">CHECK (VALUE IN ('Taxi', 'Navetta', 'Aereo', 'Treno', 'Autobus', 'Barca'));</text:p>
      <text:p text:style-name="Standard"/>
      <text:p text:style-name="Standard">-- Dominio per il tipo di recensione (può riferirsi a un hotel, volo, attività, ecc.)</text:p>
      <text:p text:style-name="Standard">CREATE DOMAIN tipo_recensione_type AS VARCHAR(50)</text:p>
      <text:p text:style-name="Standard">CHECK (VALUE IN ('Hotel', 'Volo', 'Attività', 'Pacchetto Viaggio', 'Trasporto'));</text:p>
      <text:p text:style-name="Standard"/>
      <text:p text:style-name="Standard">-- Creazione delle tabelle</text:p>
      <text:p text:style-name="Standard"/>
      <text:p text:style-name="Standard">-- Tabella per le agenzie di viaggio</text:p>
      <text:p text:style-name="Standard">CREATE TABLE MST_Agenzia (</text:p>
      <text:p text:style-name="Standard"><text:s text:c="4"/>id_agenzia INT PRIMARY KEY,</text:p>
      <text:p text:style-name="Standard"><text:s text:c="4"/>nome VARCHAR(100),</text:p>
      <text:p text:style-name="Standard"><text:s text:c="4"/>indirizzo VARCHAR(255),</text:p>
      <text:p text:style-name="Standard"><text:s text:c="4"/>telefono phone_type,</text:p>
      <text:p text:style-name="Standard"><text:s text:c="4"/>email email_type,</text:p>
      <text:p text:style-name="Standard"><text:s text:c="4"/>descrizione TEXT</text:p>
      <text:p text:style-name="Standard">);</text:p>
      <text:p text:style-name="Standard"/>
      <text:p text:style-name="Standard">-- Tabella per le filiali delle agenzie</text:p>
      <text:p text:style-name="Standard">CREATE TABLE MST_Filiale (</text:p>
      <text:p text:style-name="Standard"><text:s text:c="4"/>id_filiale INT PRIMARY KEY,</text:p>
      <text:p text:style-name="Standard"><text:s text:c="4"/>id_agenzia INT,</text:p>
      <text:p text:style-name="Standard"><text:s text:c="4"/>nome_filiale VARCHAR(100),</text:p>
      <text:p text:style-name="Standard"><text:s text:c="4"/>indirizzo VARCHAR(255),</text:p>
      <text:p text:style-name="Standard"><text:s text:c="4"/>telefono phone_type,</text:p>
      <text:p text:style-name="Standard"><text:s text:c="4"/>email email_type,</text:p>
      <text:p text:style-name="Standard"><text:s text:c="4"/>FOREIGN KEY (id_agenzia) REFERENCES MST_Agenzia(id_agenzia)</text:p>
      <text:p text:style-name="Standard">);</text:p>
      <text:p text:style-name="Standard"/>
      <text:p text:style-name="Standard">-- Tabella per le compagnie aeree</text:p>
      <text:p text:style-name="Standard">CREATE TABLE MST_Compagnia (</text:p>
      <text:p text:style-name="Standard"><text:s text:c="4"/>id_compagnia INT PRIMARY KEY,</text:p>
      <text:p text:style-name="Standard"><text:soft-page-break/><text:s text:c="4"/>nome VARCHAR(100),</text:p>
      <text:p text:style-name="Standard"><text:s text:c="4"/>anno_fondazione INT, -- Cambiato da YEAR a INT</text:p>
      <text:p text:style-name="Standard"><text:s text:c="4"/>paese VARCHAR(100),</text:p>
      <text:p text:style-name="Standard"><text:s text:c="4"/>telefono phone_type,</text:p>
      <text:p text:style-name="Standard"><text:s text:c="4"/>email email_type,</text:p>
      <text:p text:style-name="Standard"><text:s text:c="4"/>sito_web VARCHAR(255),</text:p>
      <text:p text:style-name="Standard"><text:s text:c="4"/>descrizione TEXT</text:p>
      <text:p text:style-name="Standard">);</text:p>
      <text:p text:style-name="Standard"/>
      <text:p text:style-name="Standard">-- Tabella per gli aeroporti</text:p>
      <text:p text:style-name="Standard">CREATE TABLE MST_Aeroporto (</text:p>
      <text:p text:style-name="Standard"><text:s text:c="4"/>id_aeroporto INT PRIMARY KEY,</text:p>
      <text:p text:style-name="Standard"><text:s text:c="4"/>codice_iata VARCHAR(3) UNIQUE,</text:p>
      <text:p text:style-name="Standard"><text:s text:c="4"/>nome VARCHAR(100),</text:p>
      <text:p text:style-name="Standard"><text:s text:c="4"/>id_geolocalizzazione INT,</text:p>
      <text:p text:style-name="Standard"><text:s text:c="4"/>telefono phone_type,</text:p>
      <text:p text:style-name="Standard"><text:s text:c="4"/>email email_type,</text:p>
      <text:p text:style-name="Standard"><text:s text:c="4"/>sito_web VARCHAR(255),</text:p>
      <text:p text:style-name="Standard"><text:s text:c="4"/>descrizione TEXT,</text:p>
      <text:p text:style-name="Standard"><text:s text:c="4"/>FOREIGN KEY (id_geolocalizzazione) REFERENCES MST_Geolocalizzazione(id_geolocalizzazione)</text:p>
      <text:p text:style-name="Standard">);</text:p>
      <text:p text:style-name="Standard"/>
      <text:p text:style-name="Standard">-- Tabella per la geolocalizzazione (nazione, città, indirizzo)</text:p>
      <text:p text:style-name="Standard">CREATE TABLE MST_Geolocalizzazione (</text:p>
      <text:p text:style-name="Standard"><text:s text:c="4"/>id_geolocalizzazione INT PRIMARY KEY,</text:p>
      <text:p text:style-name="Standard"><text:s text:c="4"/>nazione VARCHAR(100),</text:p>
      <text:p text:style-name="Standard"><text:s text:c="4"/>citta VARCHAR(100),</text:p>
      <text:p text:style-name="Standard"><text:s text:c="4"/>indirizzo VARCHAR(255)</text:p>
      <text:p text:style-name="Standard">);</text:p>
      <text:p text:style-name="Standard"/>
      <text:p text:style-name="Standard">-- Tabella per le tratte aeree</text:p>
      <text:p text:style-name="Standard">CREATE TABLE MST_Tratta (</text:p>
      <text:p text:style-name="Standard"><text:s text:c="4"/>id_tratta INT PRIMARY KEY,</text:p>
      <text:p text:style-name="Standard"><text:s text:c="4"/>id_compagnia INT,</text:p>
      <text:p text:style-name="Standard"><text:s text:c="4"/>id_aeroporto_partenza INT,</text:p>
      <text:p text:style-name="Standard"><text:s text:c="4"/>id_aeroporto_arrivo INT,</text:p>
      <text:p text:style-name="Standard"><text:s text:c="4"/>durata durata_type,</text:p>
      <text:p text:style-name="Standard"><text:s text:c="4"/>FOREIGN KEY (id_compagnia) REFERENCES MST_Compagnia(id_compagnia),</text:p>
      <text:p text:style-name="Standard"><text:s text:c="4"/>FOREIGN KEY (id_aeroporto_partenza) REFERENCES MST_Aeroporto(id_aeroporto),</text:p>
      <text:p text:style-name="Standard"><text:s text:c="4"/>FOREIGN KEY (id_aeroporto_arrivo) REFERENCES MST_Aeroporto(id_aeroporto)</text:p>
      <text:p text:style-name="Standard">);</text:p>
      <text:p text:style-name="Standard"/>
      <text:p text:style-name="Standard">-- Tabella per i clienti</text:p>
      <text:p text:style-name="Standard">CREATE TABLE MST_Cliente (</text:p>
      <text:p text:style-name="Standard"><text:s text:c="4"/>id_cliente INT PRIMARY KEY,</text:p>
      <text:p text:style-name="Standard"><text:s text:c="4"/>nome VARCHAR(100),</text:p>
      <text:p text:style-name="Standard"><text:s text:c="4"/>cognome VARCHAR(100),</text:p>
      <text:p text:style-name="Standard"><text:s text:c="4"/>data_nascita DATE,</text:p>
      <text:p text:style-name="Standard"><text:s text:c="4"/>telefono phone_type,</text:p>
      <text:p text:style-name="Standard"><text:s text:c="4"/>email email_type,</text:p>
      <text:p text:style-name="Standard"><text:s text:c="4"/>indirizzo VARCHAR(255)</text:p>
      <text:p text:style-name="Standard"><text:soft-page-break/>);</text:p>
      <text:p text:style-name="Standard"/>
      <text:p text:style-name="Standard">-- Tabella per le prenotazioni (includendo il numero del posto aereo e il numero di camere)</text:p>
      <text:p text:style-name="Standard">CREATE TABLE MST_Prenotazione (</text:p>
      <text:p text:style-name="Standard"><text:s text:c="4"/>id_prenotazione INT PRIMARY KEY,</text:p>
      <text:p text:style-name="Standard"><text:s text:c="4"/>id_cliente INT,</text:p>
      <text:p text:style-name="Standard"><text:s text:c="4"/>id_tratta INT,</text:p>
      <text:p text:style-name="Standard"><text:s text:c="4"/>data_prenotazione DATE,</text:p>
      <text:p text:style-name="Standard"><text:s text:c="4"/>stato stato_type,</text:p>
      <text:p text:style-name="Standard"><text:s text:c="4"/>numero_posto VARCHAR(50), -- Numero del posto aereo</text:p>
      <text:p text:style-name="Standard"><text:s text:c="4"/>numero_came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7:10:47.728748843</meta:creation-date>
    <dc:date>2025-01-30T10:44:14.488660689</dc:date>
    <meta:editing-duration>PT33M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99" meta:word-count="404" meta:character-count="3386" meta:non-whitespace-character-count="2857"/>
  </office:meta>
</office:document-meta>
</file>